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3decad" officeooo:paragraph-rsid="003deca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4c68b9" officeooo:paragraph-rsid="004c68b9" style:font-size-asian="14pt" style:font-size-complex="14pt"/>
    </style:style>
    <style:style style:name="P7" style:family="paragraph" style:parent-style-name="Standard">
      <style:text-properties fo:font-size="14pt" officeooo:rsid="004c8174" officeooo:paragraph-rsid="004c8174" style:font-size-asian="14pt" style:font-size-complex="14pt"/>
    </style:style>
    <style:style style:name="P8" style:family="paragraph" style:parent-style-name="Standard">
      <style:text-properties fo:font-size="14pt" officeooo:paragraph-rsid="004c8174" style:font-size-asian="14pt" style:font-size-complex="14pt"/>
    </style:style>
    <style:style style:name="P9" style:family="paragraph" style:parent-style-name="Standard">
      <style:text-properties fo:font-size="14pt" officeooo:rsid="004d3388" officeooo:paragraph-rsid="004d3388" style:font-size-asian="14pt" style:font-size-complex="14pt"/>
    </style:style>
    <style:style style:name="P10" style:family="paragraph" style:parent-style-name="Standard">
      <style:text-properties fo:font-size="14pt" officeooo:rsid="004d3388" officeooo:paragraph-rsid="004d661a" style:font-size-asian="14pt" style:font-size-complex="14pt"/>
    </style:style>
    <style:style style:name="P11" style:family="paragraph" style:parent-style-name="Standard">
      <style:text-properties fo:font-size="14pt" officeooo:paragraph-rsid="004d3388" style:font-size-asian="14pt" style:font-size-complex="14pt"/>
    </style:style>
    <style:style style:name="P12" style:family="paragraph" style:parent-style-name="Standard">
      <style:text-properties fo:font-size="14pt" officeooo:rsid="004d661a" officeooo:paragraph-rsid="004d661a" style:font-size-asian="14pt" style:font-size-complex="14pt"/>
    </style:style>
    <style:style style:name="P13" style:family="paragraph" style:parent-style-name="Standard">
      <style:text-properties fo:font-size="14pt" officeooo:rsid="004e623b" officeooo:paragraph-rsid="004e623b" style:font-size-asian="14pt" style:font-size-complex="14pt"/>
    </style:style>
    <style:style style:name="P14" style:family="paragraph" style:parent-style-name="Standard">
      <style:paragraph-properties fo:text-align="center" style:justify-single-word="false"/>
      <style:text-properties fo:font-size="20pt" fo:font-weight="bold" officeooo:paragraph-rsid="004c8174"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4d3388" style:font-size-asian="20pt" style:font-weight-asian="bold" style:font-size-complex="20pt" style:font-weight-complex="bold"/>
    </style:style>
    <style:style style:name="T1" style:family="text">
      <style:text-properties style:text-position="0% 100%"/>
    </style:style>
    <style:style style:name="T2" style:family="text">
      <style:text-properties style:text-position="0% 100%" fo:font-weight="bold" style:font-weight-asian="bold" style:font-weight-complex="bold"/>
    </style:style>
    <style:style style:name="T3" style:family="text">
      <style:text-properties style:text-position="0% 100%" officeooo:rsid="004c8174"/>
    </style:style>
    <style:style style:name="T4" style:family="text">
      <style:text-properties style:text-position="0% 100%" fo:font-style="italic" fo:font-weight="bold" style:font-style-asian="italic" style:font-weight-asian="bold" style:font-style-complex="italic" style:font-weight-complex="bold"/>
    </style:style>
    <style:style style:name="T5" style:family="text">
      <style:text-properties style:text-position="0% 100%" fo:font-style="normal" fo:font-weight="normal" style:font-style-asian="normal" style:font-weight-asian="normal" style:font-style-complex="normal" style:font-weight-complex="normal"/>
    </style:style>
    <style:style style:name="T6" style:family="text">
      <style:text-properties style:text-position="0% 100%" fo:font-style="normal" fo:font-weight="normal" officeooo:rsid="004d661a" style:font-style-asian="normal" style:font-weight-asian="normal" style:font-style-complex="normal" style:font-weight-complex="normal"/>
    </style:style>
    <style:style style:name="T7" style:family="text">
      <style:text-properties style:text-position="super 58%"/>
    </style:style>
    <style:style style:name="T8" style:family="text">
      <style:text-properties style:text-position="super 58%" officeooo:rsid="004c8174"/>
    </style:style>
    <style:style style:name="T9" style:family="text">
      <style:text-properties style:text-position="super 58%" fo:font-style="normal" fo:font-weight="normal" style:font-style-asian="normal" style:font-weight-asian="normal" style:font-style-complex="normal" style:font-weight-complex="normal"/>
    </style:style>
    <style:style style:name="T10" style:family="text">
      <style:text-properties style:text-position="super 58%" fo:font-style="normal" fo:font-weight="normal" officeooo:rsid="004d661a" style:font-style-asian="normal" style:font-weight-asian="normal" style:font-style-complex="normal" style:font-weight-complex="normal"/>
    </style:style>
    <style:style style:name="T11" style:family="text">
      <style:text-properties officeooo:rsid="003decad"/>
    </style:style>
    <style:style style:name="T12" style:family="text">
      <style:text-properties officeooo:rsid="004c68b9"/>
    </style:style>
    <style:style style:name="T13" style:family="text">
      <style:text-properties style:text-position="sub 58%"/>
    </style:style>
    <style:style style:name="T14" style:family="text">
      <style:text-properties officeooo:rsid="004c8174"/>
    </style:style>
    <style:style style:name="T15" style:family="text">
      <style:text-properties officeooo:rsid="004d33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A Basis for</text:span> Todd-Coxeter</text:p>
      <text:p text:style-name="P1">Richard Parker <text:span text:style-name="T12">22.7</text:span>.201<text:span text:style-name="T11">6</text:span></text:p>
      <text:p text:style-name="P4"/>
      <text:p text:style-name="P5">Section 1 – Introduction</text:p>
      <text:p text:style-name="P3"/>
      <text:p text:style-name="P6">In its simplest form, the Todd-Coxeter algorithm takes a free group and some further relators and makes, point-by-point, the largest permutation representation of the group if it is indeed finite. <text:s/>It is straightforward to start by adding generators for the subgroup fixing point 1, and this will not be discussed further in this document. <text:s/>Instead we focus on the "infrastructure", which in this simplest case consists of "relators" of the form X.X<text:span text:style-name="T7">-1</text:span><text:span text:style-name="T1"> = 1. <text:s/>In order to introduce the </text:span><text:span text:style-name="T2">double-bar </text:span><text:span text:style-name="T1">notation, here is a presentation of A</text:span><text:span text:style-name="T13">4</text:span><text:span text:style-name="T1"> in the form I wish to use. <text:s/>Notice that the "= 1" part is omitted - all the words are implicitly required to be 1 in the defined group.</text:span></text:p>
      <text:p text:style-name="P6"/>
      <text:p text:style-name="P6"><text:span text:style-name="T1">A</text:span><text:span text:style-name="T13">4</text:span><text:span text:style-name="T1"> = &lt;A,B,C,D | AB,</text:span><text:span text:style-name="T3">BA,</text:span><text:span text:style-name="T1">CD</text:span><text:span text:style-name="T3">,DC</text:span><text:span text:style-name="T1"> | AAA,BBB,ABAB &gt;</text:span></text:p>
      <text:p text:style-name="P6"/>
      <text:p text:style-name="P7">Strictly the BA and the DC are redundant in the above, but they are necessary to satisfy the requirements of a parole group as defined in section 2, so it seems best to include them immediately.</text:p>
      <text:p text:style-name="P7"/>
      <text:p text:style-name="P6"><text:span text:style-name="T1">In this case the middle relators are simply specifying which generators are the inverses of which others. <text:s/>In any case I will call the group presented by the relators up to the second '|' the </text:span><text:span text:style-name="T2">parole</text:span><text:span text:style-name="T1"> group, so-called because it is a bit like being free, but not really. <text:s/>In this case, of course, it actually is free.</text:span></text:p>
      <text:p text:style-name="P6"/>
      <text:p text:style-name="P6"><text:span text:style-name="T1">Every implementation I know about in fact treats generators of order two specially, and puts the fact that a generator is of order two into the parole part of the presentation. <text:s/>As a result we may, for example, take the presentation of A</text:span><text:span text:style-name="T13">5</text:span><text:span text:style-name="T1"> as . . .</text:span></text:p>
      <text:p text:style-name="P6"/>
      <text:p text:style-name="P6"><text:span text:style-name="T1">A</text:span><text:span text:style-name="T13">5</text:span><text:span text:style-name="T1"> = &lt;A,B,C | AB,</text:span><text:span text:style-name="T3">BA,</text:span><text:span text:style-name="T1">CC | A</text:span><text:span text:style-name="T7">3</text:span><text:span text:style-name="T1">,(AC)</text:span><text:span text:style-name="T7">5</text:span><text:span text:style-name="T1"> &gt;</text:span></text:p>
      <text:p text:style-name="P6"/>
      <text:p text:style-name="P7">Again the BA relator seems redundant - see section 2 for an explanation.</text:p>
      <text:p text:style-name="P7"/>
      <text:p text:style-name="P6"><text:span text:style-name="T1">The result of this is that a column is saved in the work - no letter is needed for C</text:span><text:span text:style-name="T7">-1</text:span><text:span text:style-name="T1"> since it is equal to C, though some care is needed in programming to ensure that there is no assumption that a generator and its inverse are distinct. <text:s/>Also the relator CC can never cause a coincidence, since it is handled carefully as infrastructure. <text:s/>Indeed, in some sense, CC is not treated as a relator at all.</text:span></text:p>
      <text:p text:style-name="P6"/>
      <text:p text:style-name="P6"><text:span text:style-name="T1">In fact, a further column may be saved in the above presentation</text:span><text:span text:style-name="T3">s</text:span><text:span text:style-name="T1"> by using the relator A</text:span><text:span text:style-name="T7">3</text:span><text:span text:style-name="T1">, so that our presentation becomes . . . </text:span></text:p>
      <text:p text:style-name="P6"><text:soft-page-break/></text:p>
      <text:p text:style-name="P6"><text:span text:style-name="T1">A</text:span><text:span text:style-name="T13">5</text:span><text:span text:style-name="T1"> = &lt;A,B | A</text:span><text:span text:style-name="T7">3</text:span><text:span text:style-name="T1">,BB | (AB)</text:span><text:span text:style-name="T7">3</text:span><text:span text:style-name="T1"> &gt;</text:span></text:p>
      <text:p text:style-name="P6"/>
      <text:p text:style-name="P6"><text:span text:style-name="T1">Again, as well as saving space, this again avoids the possibility of the relator A</text:span><text:span text:style-name="T7">3</text:span><text:span text:style-name="T1"> causing a coincidence, </text:span><text:span text:style-name="T3">requiring instead careful programming. <text:s/>In particular when pushing relators "backwards" we need to treat S</text:span><text:span text:style-name="T8">-1</text:span><text:span text:style-name="T3"> as S</text:span><text:span text:style-name="T8">2</text:span><text:span text:style-name="T3">, and ensure that whenever a coset is defined under S, it is also defined under S</text:span><text:span text:style-name="T8">2</text:span><text:span text:style-name="T3"> so that we can do this.</text:span></text:p>
      <text:p text:style-name="P6"/>
      <text:p text:style-name="P7"><text:span text:style-name="T3">I</text:span><text:span text:style-name="T1"> believe I recall an implementation where the generators may have finite order, thereby saving space in this way.</text:span></text:p>
      <text:p text:style-name="P6"/>
      <text:p text:style-name="P7"><text:span text:style-name="T1">I wish to push this idea to its limits. <text:s/>I am not clear whether this objective has been achieved, but it seems clear that it has been pushed a long way.</text:span></text:p>
      <text:p text:style-name="P7"/>
      <text:p text:style-name="P13"><text:span text:style-name="T1">I had hoped that the same concept would apply to small cancellation also, but have yet to see how to treat an HNN extension in this way, and now strongly suspect that they cannot be done. <text:s/>Since small cancellation can work with a pregroup, these concepts must be distinct. <text:s/>I therefore propose to continue to investigate the coset-enumeration concept here, and reserve the term "parole" for this case. <text:s/>As the double-bar notation is also used in small cancellation to men something else (which currently I do not </text:span></text:p>
      <text:p text:style-name="P7"/>
      <text:p text:style-name="P14">Section <text:span text:style-name="T14">2</text:span> – <text:span text:style-name="T14">Definition of Parole.</text:span></text:p>
      <text:p text:style-name="P8"/>
      <text:p text:style-name="P7"><text:span text:style-name="T1">The natural extension, it seems to me, is to allow relators to appear in the parole section provided they satisfy two properties.</text:span></text:p>
      <text:p text:style-name="P7"/>
      <text:p text:style-name="P7"><text:span text:style-name="T1">1. <text:s/>Every letter must begin at least one parole relator.</text:span></text:p>
      <text:p text:style-name="P7"><text:span text:style-name="T1">2. <text:s/>The partial coset table obtained by taking a letter X and repatedly pushing every relator starting with a letter already defined in the partial coset table must be finite.</text:span></text:p>
      <text:p text:style-name="P7"/>
      <text:p text:style-name="P7"><text:span text:style-name="T1">Here are a couple of examples.</text:span></text:p>
      <text:p text:style-name="P7"/>
      <text:p text:style-name="P7"><text:span text:style-name="T1">The free group on two generators can be handled by using three letters whose product is 1. <text:s/>This would look like . . .</text:span></text:p>
      <text:p text:style-name="P7"/>
      <text:p text:style-name="P7"><text:span text:style-name="T1">&lt;A,B,C | ABC,BCA,CAB | further relators&gt;</text:span></text:p>
      <text:p text:style-name="P7"/>
      <text:p text:style-name="P7"><text:span text:style-name="T1">Perhaps a little more surprising is that the free product of a cyclic 3 with a free generator can be handled with just two letters . . .</text:span></text:p>
      <text:p text:style-name="P7"/>
      <text:p text:style-name="P7"><text:span text:style-name="T1">&lt;A,B | ABABAB,BABABA | further relators &gt;</text:span></text:p>
      <text:p text:style-name="P7"/>
      <text:p text:style-name="P7"><text:span text:style-name="T1">Here is one with an amalgamated subgroup.</text:span></text:p>
      <text:p text:style-name="P7"><text:soft-page-break/></text:p>
      <text:p text:style-name="P7"><text:span text:style-name="T1">&lt;A,B,C | AA,BB,CC,ABABAB,CBCBCB | further relators.</text:span></text:p>
      <text:p text:style-name="P7"/>
      <text:p text:style-name="P7"><text:span text:style-name="T1">Notice in this case that BABABA is </text:span><text:span text:style-name="T4">not</text:span><text:span text:style-name="T5"> included. <text:s/>Actually I think it could be, but what we must not do is include both of BABABA and BCBCBC since then the partial coset table becomes infinite.</text:span></text:p>
      <text:p text:style-name="P7"/>
      <text:p text:style-name="P9"><text:span text:style-name="T5">Before going any further, it may be useful to do some preliminary investigations as to what parole groups exist and to get some more complicated examples.</text:span></text:p>
      <text:p text:style-name="P9"/>
      <text:p text:style-name="P15">Section <text:span text:style-name="T15">3</text:span> – <text:span text:style-name="T15">Classification of 2-letter parole groups</text:span></text:p>
      <text:p text:style-name="P11"/>
      <text:p text:style-name="P9"><text:span text:style-name="T5">First a definition. <text:s/>We define a relation (in the usual sense of a subset of ordered pairs) on the generators as follows</text:span></text:p>
      <text:p text:style-name="P9"/>
      <text:p text:style-name="P9"><text:span text:style-name="T5">A -&gt; B means that B appears in some parole relator that begins with A.</text:span></text:p>
      <text:p text:style-name="P9"/>
      <text:p text:style-name="P9"><text:span text:style-name="T5">We write A &lt;-&gt; B to mean both A -&gt; B and B -&gt; A.</text:span></text:p>
      <text:p text:style-name="P9"/>
      <text:p text:style-name="P12"><text:span text:style-name="T5">We remark that the resulting partial coset table for a generator X must embed in any table that mentions X, and that if X is the starting letter, this must be an automorphism.</text:span></text:p>
      <text:p text:style-name="P9"/>
      <text:p text:style-name="P9"><text:span text:style-name="T5">Theorem. <text:s/>A 2-letter parole is one of the following</text:span></text:p>
      <text:p text:style-name="P9"/>
      <text:p text:style-name="P9"><text:span text:style-name="T5">1. <text:s/>(AB)</text:span><text:span text:style-name="T9">n</text:span><text:span text:style-name="T5"> and (BA)</text:span><text:span text:style-name="T9">n</text:span><text:span text:style-name="T5"> including the case n=1.</text:span></text:p>
      <text:p text:style-name="P9"><text:span text:style-name="T5">2. <text:s/>A</text:span><text:span text:style-name="T9">n</text:span><text:span text:style-name="T5"> and B</text:span><text:span text:style-name="T9">m</text:span></text:p>
      <text:p text:style-name="P10"><text:span text:style-name="T5">3. <text:s/>Any two generator finite group (on X, Y, say) with sufficient relators to define the group</text:span><text:span text:style-name="T6">,</text:span></text:p>
      <text:p text:style-name="P10"><text:span text:style-name="T6"><text:s text:c="5"/>and where each generator appears in a word that starts with the other</text:span><text:span text:style-name="T5">.</text:span></text:p>
      <text:p text:style-name="P10"><text:span text:style-name="T5">4. <text:s/>As in type 3, but with X replaced by AB</text:span><text:span text:style-name="T9">n</text:span><text:span text:style-name="T5"> and Y replaced by B</text:span><text:span text:style-name="T9">m</text:span><text:span text:style-name="T5">.</text:span><text:span text:style-name="T6"> <text:s/>In particular if the order of</text:span></text:p>
      <text:p text:style-name="P10"><text:span text:style-name="T6"><text:s text:c="5"/>Y is t, we have a relator B</text:span><text:span text:style-name="T10">mt</text:span><text:span text:style-name="T6">.</text:span></text:p>
      <text:p text:style-name="P9"/>
      <text:p text:style-name="P10"><text:span text:style-name="T5">Proof. </text:span><text:span text:style-name="T6"><text:s/>(last bit is unclear so far)</text:span></text:p>
      <text:p text:style-name="P10"/>
      <text:p text:style-name="P10"><text:span text:style-name="T5">We disjoin three cases depending on whether A &lt;-&gt; B, A-&gt;B or no relation.</text:span></text:p>
      <text:p text:style-name="P9"/>
      <text:p text:style-name="P9"><text:span text:style-name="T5">Case 1. <text:s/>A &lt;-&gt; B. <text:s/></text:span><text:span text:style-name="T6">In this case there is only one partial coset table. <text:s/>If there is a point in the table where both A and B are defined, then they must be everywhere defined and we have the full Cayley graph of a group which must therefore be finite. <text:s/>This is type 3. <text:s/>Otherwise each point must have exactly one of A and B emerging, in which case the graph must be a cycle (each point has just one arrow emerging) and the parole group is of type 1.</text:span></text:p>
      <text:p text:style-name="P9"/>
      <text:p text:style-name="P12"><text:span text:style-name="T5">Case 2. <text:s/>Neither generator appears in a word starting with the other. <text:s/>Hence the only possible relators are A</text:span><text:span text:style-name="T9">n</text:span><text:span text:style-name="T5"> and B</text:span><text:span text:style-name="T9">m</text:span><text:span text:style-name="T5"> and the parole group is of type 2.</text:span></text:p>
      <text:p text:style-name="P12"><text:soft-page-break/></text:p>
      <text:p text:style-name="P12"><text:span text:style-name="T5">Case 3. <text:s/>A -&gt; B. <text:s/>Since B must start a word, there is a parole relator of the form B</text:span><text:span text:style-name="T9">r</text:span><text:span text:style-name="T5"> for some r. <text:s/>We ask then, in the table for A, where the letter A appears (in or out) around this r-cycle, and since all A occurences must be the same, this is regular around the r-cycle. <text:s/>Hence we see that we get a factorization of r as m.t. <text:s/>Let n be the smallest number such that AB</text:span><text:span text:style-name="T9">n</text:span><text:span text:style-name="T5"> arrives, in the table, at a point where A is defined. <text:s/>Again by regularity of A, the remaining cases are AB</text:span><text:span text:style-name="T9">n+km</text:span><text:span text:style-name="T5">. <text:s/>We therefore see (I think) that the group is exactly of type 4. <text:s/>It is not completely clear to me which finite groups and values of n and m actually work, but I suspect that perhaps they all do.</text:span></text:p>
      <text:p text:style-name="P7"/>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7-22T18:15:08.528307113</dc:date>
    <meta:editing-duration>P3DT23H56M3S</meta:editing-duration>
    <meta:editing-cycles>400</meta:editing-cycles>
    <meta:generator>LibreOffice/4.2.8.2$Linux_X86_64 LibreOffice_project/420m0$Build-2</meta:generator>
    <meta:printed-by>User </meta:printed-by>
    <meta:print-date>2012-07-06T16:23:45</meta:print-date>
    <meta:document-statistic meta:table-count="0" meta:image-count="0" meta:object-count="0" meta:page-count="4" meta:paragraph-count="47" meta:word-count="1265" meta:character-count="6772" meta:non-whitespace-character-count="5498"/>
  </office:meta>
</office:document-meta>
</file>